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style:font-name="Courier New" style:font-name-asian="Courier New" style:font-name-complex="Courier New"/>
    </style:style>
    <style:style style:name="T20" style:family="text">
      <style:text-properties style:font-name="Courier New" style:font-name-asian="Courier New" style:font-name-complex="Courier New"/>
    </style:style>
    <style:style style:name="T21" style:family="text">
      <style:text-properties style:font-name="Courier New" style:font-name-asian="Courier New" style:font-name-complex="Courier New"/>
    </style:style>
    <style:style style:name="T22" style:family="text">
      <style:text-properties style:font-name="Courier New" style:font-name-asian="Courier New" style:font-name-complex="Courier New"/>
    </style:style>
    <style:style style:name="T23" style:family="text">
      <style:text-properties style:font-name="Courier New" style:font-name-asian="Courier New" style:font-name-complex="Courier New"/>
    </style:style>
    <style:style style:name="T24" style:family="text">
      <style:text-properties style:font-name="Courier New" style:font-name-asian="Courier New" style:font-name-complex="Courier New"/>
    </style:style>
    <style:style style:name="T25" style:family="text">
      <style:text-properties style:font-name="Courier New" style:font-name-asian="Courier New" style:font-name-complex="Courier New"/>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P1" style:family="paragraph" style:parent-style-name="Preformatted_20_Text">
    </style:style>
    <style:style style:name="P2" style:family="paragraph" style:parent-style-name="Preformatted_20_Text">
    </style:style>
    <style:style style:name="P3" style:family="paragraph" style:parent-style-name="Text_20_body" style:list-style-name="L1">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Table_20_Heading">
      <style:paragraph-properties fo:text-align="center" style:justify-single-word="false"/>
    </style:style>
    <style:style style:name="P20" style:family="paragraph" style:parent-style-name="Table_20_Heading">
      <style:paragraph-properties fo:text-align="center"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Heading">
      <style:paragraph-properties fo:text-align="center" style:justify-single-word="false"/>
    </style:style>
    <style:style style:name="P24" style:family="paragraph" style:parent-style-name="Table_20_Heading">
      <style:paragraph-properties fo:text-align="center"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Heading">
      <style:paragraph-properties fo:text-align="end" style:justify-single-word="false"/>
    </style:style>
    <style:style style:name="P28" style:family="paragraph" style:parent-style-name="Table_20_Heading">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end" style:justify-single-word="false"/>
    </style:style>
    <style:style style:name="P33" style:family="paragraph" style:parent-style-name="Table_20_Contents">
      <style:paragraph-properties fo:text-align="end" style:justify-single-word="false"/>
    </style:style>
    <style:style style:name="P34" style:family="paragraph" style:parent-style-name="Table_20_Contents">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table-column-properties style:rel-column-width="5461*"/>
    </style:style>
    <style:style style:name="Table2.B" style:family="table-column">
      <style:table-column-properties style:rel-column-width="5461*"/>
    </style:style>
    <style:style style:name="Table2.C" style:family="table-column">
      <style:table-column-properties style:rel-column-width="4551*"/>
    </style:style>
    <style:style style:name="Table2.D" style:family="table-column">
      <style:table-column-properties style:rel-column-width="4551*"/>
    </style:style>
    <style:style style:name="Table2.E" style:family="table-column">
      <style:table-column-properties style:rel-column-width="4551*"/>
    </style:style>
    <style:style style:name="Table2.F" style:family="table-column">
      <style:table-column-properties style:rel-column-width="4551*"/>
    </style:style>
    <style:style style:name="Table2.G" style:family="table-column">
      <style:table-column-properties style:rel-column-width="4551*"/>
    </style:style>
    <style:style style:name="Table2.A1" style:family="table-cell">
      <style:table-cell-properties fo:border="none"/>
    </style:style>
  </office:automatic-styles>
  <office:body>
    <office:text>
      <text:h text:style-name="Heading_20_1" text:outline-level="1">OmniDB Average Execution Time of PostgreSQL Webmethods</text:h>
      <text:h text:style-name="Heading_20_2" text:outline-level="2">1. Introduction</text:h>
      <text:p text:style-name="First_20_paragraph">Being a web application, OmniDB is composed of many <text:span text:style-name="T1">webmethods</text:span>. A webmethod is a special kind of function hosted on the server side (the web server), called from the client side (the web browser), when the user performs some action on OmniDB web interface. For instance, OmniDB has several webmethods that know how to communicate with all supported versions of PostgreSQL. This set of webmethods is called <text:span text:style-name="T2">PostgreSQL</text:span><text:span text:style-name="T3"> </text:span><text:span text:style-name="T4">webmethods</text:span><text:span text:style-name="T5"> </text:span><text:span text:style-name="T6">of</text:span><text:span text:style-name="T7"> </text:span><text:span text:style-name="T8">OmniDB</text:span>.</text:p>
      <text:p text:style-name="Text_20_body">We automated the execution of all PostgreSQL webmethods through <text:span text:style-name="T9">Django</text:span><text:span text:style-name="T10"> </text:span><text:span text:style-name="T11">unit</text:span><text:span text:style-name="T12"> </text:span><text:span text:style-name="T13">tests</text:span><text:span text:style-name="T14"> </text:span><text:span text:style-name="T15">feature</text:span>. For each supported version of PostgreSQL (from 9.2 to 9.6 and also 10), there are 56 unit tests that simulate common user behavior. The database used for the tests is a well known PostgreSQL sample called <text:a xlink:type="simple" xlink:href="https://www.postgresql.org/ftp/projects/pgFoundry/dbsamples/dellstore2/" office:name=""><text:span text:style-name="Definition"><text:span text:style-name="T16">dellstore2</text:span></text:span></text:a>.</text:p>
      <text:p text:style-name="Text_20_body">Using <text:span text:style-name="T17">vagrant</text:span>, we also automated the creation of virtual machines, installation of PostgreSQL inside the VM, and the creation of dellstore2 database.</text:p>
      <text:h text:style-name="Heading_20_2" text:outline-level="2">2. Simulating tests in your machine</text:h>
      <text:p text:style-name="First_20_paragraph">If you want, you can simulate these tests following the steps below, or you can just skip to section 3 to see average execution time of tests.</text:p>
      <text:h text:style-name="Heading_20_3" text:outline-level="3">2.1. Pull OmniDB repo</text:h>
      <text:p text:style-name="First_20_paragraph">First thing you need to do is to download OmniDB <text:a xlink:type="simple" xlink:href="https://github.com/OmniDB/OmniDB" office:name=""><text:span text:style-name="Definition">repo from GitHub</text:span></text:a>. Run the following:</text:p>
      <text:p text:style-name="P1">git clone https://github.com/OmniDB/OmniDB</text:p>
      <text:p text:style-name="P2">cd OmniDB</text:p>
      <text:h text:style-name="Heading_20_3" text:outline-level="3">2.2. Create a virtual machine with PostgreSQL and dellstore2 sample database</text:h>
      <text:p text:style-name="First_20_paragraph">On your host machine, you need to have installed:</text:p>
      <text:list text:style-name="L1">
        <text:list-item>
          <text:p text:style-name="P3">VirtualBox</text:p>
        </text:list-item>
        <text:list-item>
          <text:p text:style-name="P3">Vagrant</text:p>
        </text:list-item>
        <text:list-item>
          <text:p text:style-name="P3">Vagrant plugin <text:span text:style-name="T18">vbguest</text:span></text:p>
        </text:list-item>
      </text:list>
      <text:p text:style-name="First_20_paragraph">Please refer to <text:a xlink:type="simple" xlink:href="https://www.virtualbox.org/" office:name=""><text:span text:style-name="Definition">VirtualBox</text:span></text:a> and <text:a xlink:type="simple" xlink:href="https://www.vagrantup.com/" office:name=""><text:span text:style-name="Definition">Vagrant</text:span></text:a> websites for more information.</text:p>
      <text:p text:style-name="Text_20_body">Now on your terminal, assuming you are on the root directory of OmniDB repo, to create a virtual machine with PostgreSQL 10, for example, you need to do:</text:p>
      <text:p text:style-name="P4">cd OmniDB/OmniDB_app/tests/vagrant/postgresql-10</text:p>
      <text:p text:style-name="P5">vagrant up</text:p>
      <text:p text:style-name="First_20_paragraph">PostgreSQL will be listening on port 5432 of the virtual machine. But the above script also maps this port into port 5410 of your host machine. Version 9.6 is mapped into port 5496 of the host machine, version 9.5 is mapped into port 5495, and so on.</text:p>
      <text:p text:style-name="Text_20_body">Above script also creates user <text:span text:style-name="T19">omnidb</text:span> with password <text:span text:style-name="T20">omnidb</text:span>, and an empty database called <text:span text:style-name="T21">omnidb_tests</text:span>. If you want to tweak this and other settings, please refer to file <text:span text:style-name="T22">OmniDB/OmniDB_app/tests/vagrant/postgresql-10/bootstrap.sh</text:span>.</text:p>
      <text:p text:style-name="Text_20_body">After the machine is created and up, and PostgreSQL is running, you can restore *dellstore2** inside of <text:span text:style-name="T23">omnidb_tests</text:span> database:</text:p>
      <text:p text:style-name="P6">./restore.sh</text:p>
      <text:p text:style-name="First_20_paragraph">Now you can shutdown your machine anytime with:</text:p>
      <text:p text:style-name="P7">vagrant halt</text:p>
      <text:p text:style-name="First_20_paragraph">And to start it up again, just do:</text:p>
      <text:p text:style-name="P8">vagrant up</text:p>
      <text:p text:style-name="First_20_paragraph">Please note that you don't need to run <text:span text:style-name="T24">./restore.sh</text:span> again, because the database <text:span text:style-name="T25">omnidb_tests</text:span> is already filled.</text:p>
      <text:h text:style-name="Heading_20_3" text:outline-level="3">2.3. Run unit tests for a specific version of PostgreSQL</text:h>
      <text:p text:style-name="First_20_paragraph">On your terminal, assuming you are on the root of the OmniDB repo and the above machine is up, do the following:</text:p>
      <text:p text:style-name="P9">cd OmniDB</text:p>
      <text:p text:style-name="P10">python manage.py test OmniDB_app.tests.test_postgresql10</text:p>
      <text:p text:style-name="First_20_paragraph">The output will be like this:</text:p>
      <text:p text:style-name="P11">Creating test database for alias 'default'...</text:p>
      <text:p text:style-name="P12">System check identified no issues (0 silenced).</text:p>
      <text:p text:style-name="P13">........................................................</text:p>
      <text:p text:style-name="P14">----------------------------------------------------------------------</text:p>
      <text:p text:style-name="P15">Ran 56 tests in 2.215s</text:p>
      <text:p text:style-name="P16"/>
      <text:p text:style-name="P17">OK</text:p>
      <text:p text:style-name="P18">Destroying test database for alias 'default'...</text:p>
      <text:p text:style-name="First_20_paragraph">Meaning that all 56 unit tests for PostgreSQL 10 have passed, and the <text:span text:style-name="T26">total</text:span><text:span text:style-name="T27"> </text:span><text:span text:style-name="T28">execution</text:span><text:span text:style-name="T29"> </text:span><text:span text:style-name="T30">time</text:span><text:span text:style-name="T31"> </text:span><text:span text:style-name="T32">was</text:span><text:span text:style-name="T33"> </text:span><text:span text:style-name="T34">2.215</text:span><text:span text:style-name="T35"> </text:span><text:span text:style-name="T36">seconds</text:span>.</text:p>
      <text:p text:style-name="Text_20_body">You can run similar tests for other versions of PostgreSQL, just repeating steps 2 and 3 changing the directory like this:</text:p>
      <table:table table:name="Table1" table:style-name="Table1">
        <table:table-column table:style-name="Table1.A"/>
        <table:table-column table:style-name="Table1.B"/>
        <table:table-header-rows>
          <table:table-row>
            <table:table-cell table:style-name="Table1.A1" office:value-type="string">
              <text:p text:style-name="P19">Version</text:p>
            </table:table-cell>
            <table:table-cell table:style-name="Table1.A1" office:value-type="string">
              <text:p text:style-name="P20">Path</text:p>
            </table:table-cell>
          </table:table-row>
        </table:table-header-rows>
        <table:table-row>
          <table:table-cell table:style-name="Table1.A1" office:value-type="string">
            <text:p text:style-name="P21">9.2</text:p>
          </table:table-cell>
          <table:table-cell table:style-name="Table1.A1" office:value-type="string">
            <text:p text:style-name="P22">OmniDB/OmniDB_app/tests/vagrant/postgresql-92</text:p>
          </table:table-cell>
        </table:table-row>
        <table:table-row>
          <table:table-cell table:style-name="Table1.A1" office:value-type="string">
            <text:p text:style-name="P21">9.3</text:p>
          </table:table-cell>
          <table:table-cell table:style-name="Table1.A1" office:value-type="string">
            <text:p text:style-name="P22">OmniDB/OmniDB_app/tests/vagrant/postgresql-93</text:p>
          </table:table-cell>
        </table:table-row>
        <table:table-row>
          <table:table-cell table:style-name="Table1.A1" office:value-type="string">
            <text:p text:style-name="P21">9.4</text:p>
          </table:table-cell>
          <table:table-cell table:style-name="Table1.A1" office:value-type="string">
            <text:p text:style-name="P22">OmniDB/OmniDB_app/tests/vagrant/postgresql-94</text:p>
          </table:table-cell>
        </table:table-row>
        <table:table-row>
          <table:table-cell table:style-name="Table1.A1" office:value-type="string">
            <text:p text:style-name="P21">9.5</text:p>
          </table:table-cell>
          <table:table-cell table:style-name="Table1.A1" office:value-type="string">
            <text:p text:style-name="P22">OmniDB/OmniDB_app/tests/vagrant/postgresql-95</text:p>
          </table:table-cell>
        </table:table-row>
        <table:table-row>
          <table:table-cell table:style-name="Table1.A1" office:value-type="string">
            <text:p text:style-name="P21">9.6</text:p>
          </table:table-cell>
          <table:table-cell table:style-name="Table1.A1" office:value-type="string">
            <text:p text:style-name="P22">OmniDB/OmniDB_app/tests/vagrant/postgresql-96</text:p>
          </table:table-cell>
        </table:table-row>
        <table:table-row>
          <table:table-cell table:style-name="Table1.A1" office:value-type="string">
            <text:p text:style-name="P21">10</text:p>
          </table:table-cell>
          <table:table-cell table:style-name="Table1.A1" office:value-type="string">
            <text:p text:style-name="P22">OmniDB/OmniDB_app/tests/vagrant/postgresql-10</text:p>
          </table:table-cell>
        </table:table-row>
      </table:table>
      <text:h text:style-name="Heading_20_2" text:outline-level="2">3. Results</text:h>
      <text:p text:style-name="First_20_paragraph">Following the steps presented in section 2 and 3 of this blog post, we ran each test 3 times. All tests always have passed and we wrote down execution times like the table below.</text:p>
      <text:p text:style-name="Text_20_body">Bear in mind that every time we run a test for a specific version, there are 56 unit tests being executed. Each unit test executes an OmniDB webmethod. As we are running 6 versions of PostgreSQL (from 9.2 to 10), we are in fact running 336 unit tests total.</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table-cell table:style-name="Table2.A1" office:value-type="string">
              <text:p text:style-name="P23">Version</text:p>
            </table:table-cell>
            <table:table-cell table:style-name="Table2.A1" office:value-type="string">
              <text:p text:style-name="P24">Number of webmethods</text:p>
            </table:table-cell>
            <table:table-cell table:style-name="Table2.A1" office:value-type="string">
              <text:p text:style-name="P25">1st run</text:p>
            </table:table-cell>
            <table:table-cell table:style-name="Table2.A1" office:value-type="string">
              <text:p text:style-name="P26">2nd run</text:p>
            </table:table-cell>
            <table:table-cell table:style-name="Table2.A1" office:value-type="string">
              <text:p text:style-name="P27">3rd run</text:p>
            </table:table-cell>
            <table:table-cell table:style-name="Table2.A1" office:value-type="string">
              <text:p text:style-name="P28">Average for all webmethods</text:p>
            </table:table-cell>
            <table:table-cell table:style-name="Table2.A1" office:value-type="string">
              <text:p text:style-name="P29">Average for a single webmethod</text:p>
            </table:table-cell>
          </table:table-row>
        </table:table-header-rows>
        <table:table-row>
          <table:table-cell table:style-name="Table2.A1" office:value-type="string">
            <text:p text:style-name="P30">9.2</text:p>
          </table:table-cell>
          <table:table-cell table:style-name="Table2.A1" office:value-type="string">
            <text:p text:style-name="P31">56</text:p>
          </table:table-cell>
          <table:table-cell table:style-name="Table2.A1" office:value-type="string">
            <text:p text:style-name="P32">2.083s</text:p>
          </table:table-cell>
          <table:table-cell table:style-name="Table2.A1" office:value-type="string">
            <text:p text:style-name="P33">2.054s</text:p>
          </table:table-cell>
          <table:table-cell table:style-name="Table2.A1" office:value-type="string">
            <text:p text:style-name="P34">2.040s</text:p>
          </table:table-cell>
          <table:table-cell table:style-name="Table2.A1" office:value-type="string">
            <text:p text:style-name="P35">2.059s</text:p>
          </table:table-cell>
          <table:table-cell table:style-name="Table2.A1" office:value-type="string">
            <text:p text:style-name="P36">0.037s</text:p>
          </table:table-cell>
        </table:table-row>
        <table:table-row>
          <table:table-cell table:style-name="Table2.A1" office:value-type="string">
            <text:p text:style-name="P30">9.3</text:p>
          </table:table-cell>
          <table:table-cell table:style-name="Table2.A1" office:value-type="string">
            <text:p text:style-name="P31">56</text:p>
          </table:table-cell>
          <table:table-cell table:style-name="Table2.A1" office:value-type="string">
            <text:p text:style-name="P32">2.099s</text:p>
          </table:table-cell>
          <table:table-cell table:style-name="Table2.A1" office:value-type="string">
            <text:p text:style-name="P33">2.123s</text:p>
          </table:table-cell>
          <table:table-cell table:style-name="Table2.A1" office:value-type="string">
            <text:p text:style-name="P34">2.071s</text:p>
          </table:table-cell>
          <table:table-cell table:style-name="Table2.A1" office:value-type="string">
            <text:p text:style-name="P35">2.098s</text:p>
          </table:table-cell>
          <table:table-cell table:style-name="Table2.A1" office:value-type="string">
            <text:p text:style-name="P36">0.037s</text:p>
          </table:table-cell>
        </table:table-row>
        <table:table-row>
          <table:table-cell table:style-name="Table2.A1" office:value-type="string">
            <text:p text:style-name="P30">9.4</text:p>
          </table:table-cell>
          <table:table-cell table:style-name="Table2.A1" office:value-type="string">
            <text:p text:style-name="P31">56</text:p>
          </table:table-cell>
          <table:table-cell table:style-name="Table2.A1" office:value-type="string">
            <text:p text:style-name="P32">2.172s</text:p>
          </table:table-cell>
          <table:table-cell table:style-name="Table2.A1" office:value-type="string">
            <text:p text:style-name="P33">2.132s</text:p>
          </table:table-cell>
          <table:table-cell table:style-name="Table2.A1" office:value-type="string">
            <text:p text:style-name="P34">2.105s</text:p>
          </table:table-cell>
          <table:table-cell table:style-name="Table2.A1" office:value-type="string">
            <text:p text:style-name="P35">2.136s</text:p>
          </table:table-cell>
          <table:table-cell table:style-name="Table2.A1" office:value-type="string">
            <text:p text:style-name="P36">0.038s</text:p>
          </table:table-cell>
        </table:table-row>
        <table:table-row>
          <table:table-cell table:style-name="Table2.A1" office:value-type="string">
            <text:p text:style-name="P30">9.5</text:p>
          </table:table-cell>
          <table:table-cell table:style-name="Table2.A1" office:value-type="string">
            <text:p text:style-name="P31">56</text:p>
          </table:table-cell>
          <table:table-cell table:style-name="Table2.A1" office:value-type="string">
            <text:p text:style-name="P32">2.218s</text:p>
          </table:table-cell>
          <table:table-cell table:style-name="Table2.A1" office:value-type="string">
            <text:p text:style-name="P33">2.087s</text:p>
          </table:table-cell>
          <table:table-cell table:style-name="Table2.A1" office:value-type="string">
            <text:p text:style-name="P34">2.106s</text:p>
          </table:table-cell>
          <table:table-cell table:style-name="Table2.A1" office:value-type="string">
            <text:p text:style-name="P35">2.137s</text:p>
          </table:table-cell>
          <table:table-cell table:style-name="Table2.A1" office:value-type="string">
            <text:p text:style-name="P36">0.038s</text:p>
          </table:table-cell>
        </table:table-row>
        <table:table-row>
          <table:table-cell table:style-name="Table2.A1" office:value-type="string">
            <text:p text:style-name="P30">9.6</text:p>
          </table:table-cell>
          <table:table-cell table:style-name="Table2.A1" office:value-type="string">
            <text:p text:style-name="P31">56</text:p>
          </table:table-cell>
          <table:table-cell table:style-name="Table2.A1" office:value-type="string">
            <text:p text:style-name="P32">2.222s</text:p>
          </table:table-cell>
          <table:table-cell table:style-name="Table2.A1" office:value-type="string">
            <text:p text:style-name="P33">2.060s</text:p>
          </table:table-cell>
          <table:table-cell table:style-name="Table2.A1" office:value-type="string">
            <text:p text:style-name="P34">2.065s</text:p>
          </table:table-cell>
          <table:table-cell table:style-name="Table2.A1" office:value-type="string">
            <text:p text:style-name="P35">2.116s</text:p>
          </table:table-cell>
          <table:table-cell table:style-name="Table2.A1" office:value-type="string">
            <text:p text:style-name="P36">0.038s</text:p>
          </table:table-cell>
        </table:table-row>
        <table:table-row>
          <table:table-cell table:style-name="Table2.A1" office:value-type="string">
            <text:p text:style-name="P30">10</text:p>
          </table:table-cell>
          <table:table-cell table:style-name="Table2.A1" office:value-type="string">
            <text:p text:style-name="P31">56</text:p>
          </table:table-cell>
          <table:table-cell table:style-name="Table2.A1" office:value-type="string">
            <text:p text:style-name="P32">2.215s</text:p>
          </table:table-cell>
          <table:table-cell table:style-name="Table2.A1" office:value-type="string">
            <text:p text:style-name="P33">2.118s</text:p>
          </table:table-cell>
          <table:table-cell table:style-name="Table2.A1" office:value-type="string">
            <text:p text:style-name="P34">2.080s</text:p>
          </table:table-cell>
          <table:table-cell table:style-name="Table2.A1" office:value-type="string">
            <text:p text:style-name="P35">2.138s</text:p>
          </table:table-cell>
          <table:table-cell table:style-name="Table2.A1" office:value-type="string">
            <text:p text:style-name="P36">0.038s</text:p>
          </table:table-cell>
        </table:table-row>
        <table:table-row>
          <table:table-cell table:style-name="Table2.A1" office:value-type="string">
            <text:p text:style-name="P30">Total</text:p>
          </table:table-cell>
          <table:table-cell table:style-name="Table2.A1" office:value-type="string">
            <text:p text:style-name="P31">336</text:p>
          </table:table-cell>
          <table:table-cell table:style-name="Table2.A1" office:value-type="string">
            <text:p text:style-name="P32">13.009s</text:p>
          </table:table-cell>
          <table:table-cell table:style-name="Table2.A1" office:value-type="string">
            <text:p text:style-name="P33">12.574s</text:p>
          </table:table-cell>
          <table:table-cell table:style-name="Table2.A1" office:value-type="string">
            <text:p text:style-name="P34">12.465s</text:p>
          </table:table-cell>
          <table:table-cell table:style-name="Table2.A1" office:value-type="string">
            <text:p text:style-name="P35">12.683s</text:p>
          </table:table-cell>
          <table:table-cell table:style-name="Table2.A1" office:value-type="string">
            <text:p text:style-name="P36">0.038s</text:p>
          </table:table-cell>
        </table:table-row>
      </table:table>
      <text:p text:style-name="First_20_paragraph">So, average runtime of OmniDB webmethods that handle PostgreSQL elements (when PostgreSQL hosted inside a virtual machine) is <text:span text:style-name="T37">0.038</text:span><text:span text:style-name="T38"> </text:span><text:span text:style-name="T39">secon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